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text-properties officeooo:rsid="0010dc02" officeooo:paragraph-rsid="0010dc02"/>
    </style:style>
    <style:style style:name="P16" style:family="paragraph" style:parent-style-name="Standard">
      <style:text-properties officeooo:rsid="00123b4a" officeooo:paragraph-rsid="00123b4a"/>
    </style:style>
    <style:style style:name="P17" style:family="paragraph" style:parent-style-name="Standard">
      <style:text-properties officeooo:rsid="0012a0f7" officeooo:paragraph-rsid="0012a0f7"/>
    </style:style>
    <style:style style:name="P18" style:family="paragraph" style:parent-style-name="Standard">
      <style:text-properties officeooo:rsid="00148165" officeooo:paragraph-rsid="00148165"/>
    </style:style>
    <style:style style:name="P19" style:family="paragraph" style:parent-style-name="Standard">
      <style:text-properties officeooo:rsid="00150716" officeooo:paragraph-rsid="00150716"/>
    </style:style>
    <style:style style:name="P20" style:family="paragraph" style:parent-style-name="Standard">
      <style:text-properties officeooo:rsid="001655d2" officeooo:paragraph-rsid="001655d2"/>
    </style:style>
    <style:style style:name="P21" style:family="paragraph" style:parent-style-name="Standard">
      <style:text-properties officeooo:rsid="001708c8" officeooo:paragraph-rsid="001708c8"/>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5"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6"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27"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28"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29"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0"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1"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2"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3"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34"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35"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36"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37"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38"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39" style:family="paragraph" style:parent-style-name="Standard">
      <style:text-properties officeooo:rsid="001be73b" officeooo:paragraph-rsid="001be73b"/>
    </style:style>
    <style:style style:name="P40" style:family="paragraph" style:parent-style-name="Standard">
      <style:text-properties officeooo:rsid="00286fdb" officeooo:paragraph-rsid="00286fdb"/>
    </style:style>
    <style:style style:name="P41"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48" style:family="paragraph" style:parent-style-name="Standard">
      <style:text-properties officeooo:rsid="003906b2" officeooo:paragraph-rsid="003906b2"/>
    </style:style>
    <style:style style:name="P49" style:family="paragraph" style:parent-style-name="Standard">
      <style:paragraph-properties fo:break-before="page"/>
      <style:text-properties officeooo:rsid="001032d7" officeooo:paragraph-rsid="001032d7"/>
    </style:style>
    <style:style style:name="P50" style:family="paragraph" style:parent-style-name="Standard">
      <style:paragraph-properties fo:break-before="page"/>
      <style:text-properties officeooo:rsid="0019fe10" officeooo:paragraph-rsid="0019fe10"/>
    </style:style>
    <style:style style:name="P51"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52"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53"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54"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55"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56"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57" style:family="paragraph" style:parent-style-name="Standard">
      <style:text-properties officeooo:rsid="00286fdb" officeooo:paragraph-rsid="00286fdb"/>
    </style:style>
    <style:style style:name="P58" style:family="paragraph" style:parent-style-name="Standard">
      <style:text-properties officeooo:rsid="003bb02c" officeooo:paragraph-rsid="003bb02c"/>
    </style:style>
    <style:style style:name="P59" style:family="paragraph" style:parent-style-name="Standard">
      <style:text-properties officeooo:rsid="003d72d6" officeooo:paragraph-rsid="003d72d6"/>
    </style:style>
    <style:style style:name="P60"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61"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62"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63"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64" style:family="paragraph" style:parent-style-name="Standard">
      <style:text-properties officeooo:rsid="003906b2" officeooo:paragraph-rsid="003906b2"/>
    </style:style>
    <style:style style:name="P65" style:family="paragraph" style:parent-style-name="Standard">
      <style:text-properties officeooo:rsid="00417f72" officeooo:paragraph-rsid="00417f72"/>
    </style:style>
    <style:style style:name="P66" style:family="paragraph" style:parent-style-name="Standard">
      <style:text-properties officeooo:rsid="0041fac2" officeooo:paragraph-rsid="0041fac2"/>
    </style:style>
    <style:style style:name="P67" style:family="paragraph" style:parent-style-name="Standard">
      <style:text-properties officeooo:rsid="00421141" officeooo:paragraph-rsid="00421141"/>
    </style:style>
    <style:style style:name="P68"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style:style style:name="T21" style:family="text">
      <style:text-properties officeooo:rsid="00299d28"/>
    </style:style>
    <style:style style:name="T22" style:family="text">
      <style:text-properties officeooo:rsid="002a76f2"/>
    </style:style>
    <style:style style:name="T23" style:family="text">
      <style:text-properties officeooo:rsid="002b237a"/>
    </style:style>
    <style:style style:name="T24" style:family="text">
      <style:text-properties officeooo:rsid="002de367"/>
    </style:style>
    <style:style style:name="T25" style:family="text">
      <style:text-properties officeooo:rsid="00314a2f"/>
    </style:style>
    <style:style style:name="T26" style:family="text">
      <style:text-properties officeooo:rsid="003555da"/>
    </style:style>
    <style:style style:name="T27" style:family="text">
      <style:text-properties officeooo:rsid="003d72d6"/>
    </style:style>
    <style:style style:name="T28" style:family="text">
      <style:text-properties officeooo:rsid="003ec5fb"/>
    </style:style>
    <style:style style:name="T29" style:family="text">
      <style:text-properties officeooo:rsid="003fe016"/>
    </style:style>
    <style:style style:name="T30" style:family="text">
      <style:text-properties officeooo:rsid="004176df"/>
    </style:style>
    <style:style style:name="T31" style:family="text">
      <style:text-properties officeooo:rsid="0041fac2"/>
    </style:style>
    <style:style style:name="T32" style:family="text">
      <style:text-properties officeooo:rsid="00421141"/>
    </style:style>
    <style:style style:name="T33" style:family="text">
      <style:text-properties style:text-underline-style="solid" style:text-underline-width="auto" style:text-underline-color="font-color"/>
    </style:style>
    <style:style style:name="T34" style:family="text">
      <style:text-properties officeooo:rsid="00432bf0"/>
    </style:style>
    <style:style style:name="T35" style:family="text">
      <style:text-properties officeooo:rsid="0044afb1"/>
    </style:style>
    <style:style style:name="T36" style:family="text">
      <style:text-properties officeooo:rsid="00473e0e"/>
    </style:style>
    <style:style style:name="T37" style:family="text">
      <style:text-properties officeooo:rsid="0047e7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3">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39">Mover: Lago, montaña, cueva, pueblo </text:p>
      <text:p text:style-name="P52">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53">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49">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5">Atacar 1</text:p>
      <text:p text:style-name="P15">- Blandes tu hoja contra susanoo, que se limita a apartarte de una patada. - Eso es todo lo que puedes hacer, humano?! <text:s/>Vamos! Muestrame te poder! - Te grita susano. Tu te pones de pie dudando de tus oportunidades contra el</text:p>
      <text:p text:style-name="P15"/>
      <text:p text:style-name="P15">Defensa 1</text:p>
      <text:p text:style-name="P15">- Pones tu espada en pose defensiva, <text:span text:style-name="T9">en el momento adecuado para desviar uno de los golpes de susanoo hacia el suelo. - Buena jugada chaval… buena jugada… - te dice susanoo, sonriendo sadicamente</text:span></text:p>
      <text:p text:style-name="P15"/>
      <text:p text:style-name="P15"/>
      <text:p text:style-name="P16">Atacar 2</text:p>
      <text:p text:style-name="P16">-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6"/>
      <text:p text:style-name="P16">Defensa 2</text:p>
      <text:p text:style-name="P16">-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6"/>
      <text:p text:style-name="P16"/>
      <text:p text:style-name="P17">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7"/>
      <text:p text:style-name="P17">Defensa 3 </text:p>
      <text:p text:style-name="P18">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8"/>
      <text:p text:style-name="P18">Atacar 4</text:p>
      <text:p text:style-name="P18">Blandes tu espada con fuerza hacia la pierna de susanoo, cortandosela de forma profunda. Su sangre te salpica en la cara, mientras susanoo hace un grito de dolor. El se levanta, mientras tu coges aire.</text:p>
      <text:p text:style-name="P18"/>
      <text:p text:style-name="P18">Defensa 4.</text:p>
      <text:p text:style-name="P18">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8"/>
      <text:p text:style-name="P18"/>
      <text:p text:style-name="P18">Victoria:</text:p>
      <text:p text:style-name="P18"/>
      <text:p text:style-name="P18">-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8"/>
      <text:p text:style-name="P18"/>
      <text:p text:style-name="P19">Segun sales del templo, un temblor hace que parte de el se derrumbe, sellando l<text:span text:style-name="T12">a entrada al templo.</text:span></text:p>
      <text:p text:style-name="P18"/>
      <text:p text:style-name="P18"/>
      <text:p text:style-name="P20">Variables:</text:p>
      <text:p text:style-name="P20"/>
      <text:p text:style-name="P20">Int ataques</text:p>
      <text:p text:style-name="P20">Int defensas</text:p>
      <text:p text:style-name="P21">boolean revelado_demonio</text:p>
      <text:p text:style-name="P21"/>
      <text:p text:style-name="P21">boolean duelo_ganado</text:p>
      <text:p text:style-name="P21">Arraylist objetos_suelo</text:p>
      <text:p text:style-name="P51">Pueblo</text:p>
      <text:p text:style-name="P40">zona transitoria</text:p>
      <text:p text:style-name="P40"/>
      <text:p text:style-name="P40"/>
      <text:p text:style-name="P58">intro full</text:p>
      <text:p text:style-name="P58"/>
      <text:p text:style-name="P58">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7">el templo esta intacto, y no sufrio un rasguño en el asalto. </text:span>Escuchas el matrilleante sonido de la forja del herrero, el cual esta trabajando <text:span text:style-name="T27">incesantemente por armar a todos.</text:span></text:p>
      <text:p text:style-name="P58"/>
      <text:p text:style-name="P58"/>
      <text:p text:style-name="P58">intro resumida</text:p>
      <text:p text:style-name="P58"/>
      <text:p text:style-name="P59">Llegas a la plaza de tu pueblo. La gente sigue trabajando para reparar todo, el herrero sigue forjando, y el templo sigue intacto.</text:p>
      <text:p text:style-name="P68">Herrero</text:p>
      <text:p text:style-name="P60"/>
      <text:p text:style-name="P60">Intro llarga</text:p>
      <text:p text:style-name="P60"/>
      <text:p text:style-name="P60">Bajando por el camino <text:s/><text:span text:style-name="T28">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60"/>
      <text:p text:style-name="P60"/>
      <text:p text:style-name="P60">Intro curta</text:p>
      <text:p text:style-name="P60"/>
      <text:p text:style-name="P61">Bajando por el camino llegas al herrero, que sigue forjando. Esta aun ocupado, y te dice que seas rapido.</text:p>
      <text:p text:style-name="P60"/>
      <text:p text:style-name="P60"/>
      <text:p text:style-name="P60"/>
      <text:p text:style-name="P60"/>
      <text:p text:style-name="P60">Parlar</text:p>
      <text:p text:style-name="P60"/>
      <text:p text:style-name="P60">&gt; <text:span text:style-name="T28">Podrias ser mas educado?</text:span></text:p>
      <text:p text:style-name="P60"><text:tab/>- <text:span text:style-name="T28">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60"/>
      <text:p text:style-name="P60"/>
      <text:p text:style-name="P60">&gt; <text:span text:style-name="T28">Quiero rescatar a mi hermana. <text:s/>Podrias darme algo con lo que defenderme?</text:span></text:p>
      <text:p text:style-name="P60">- <text:span text:style-name="T29">Huh? Acaso te crees que voy a dejar que te lleves algo en tu mision inutil? Por mucho que me enorgullezca de mi trabajo no haran ni cosquillas a esas serpientes del lago.</text:span></text:p>
      <text:p text:style-name="P60">- <text:span text:style-name="T29">Me da igual, si no lo intento no lo conseguire. - </text:span><text:span text:style-name="T30">Le respondes</text:span></text:p>
      <text:p text:style-name="P60">-Hmpr…<text:span text:style-name="T29"> no vas a irte, verdad? Esta bien, llevate UNA sola espada, y nada mas. Y no molestes mas! - El herrero deja una espada en una mesa, lista para que la cojas tu.</text:span></text:p>
      <text:p text:style-name="P60"/>
      <text:p text:style-name="P62">Si espada = true:</text:p>
      <text:p text:style-name="P62">- Huh? Ya te he dado una espada.</text:p>
      <text:p text:style-name="P60"/>
      <text:p text:style-name="P60"/>
      <text:p text:style-name="P60"/>
      <text:p text:style-name="P60">Items</text:p>
      <text:p text:style-name="P60"/>
      <text:p text:style-name="P62">Espada:</text:p>
      <text:p text:style-name="P62">- Si, es la espada que te di. Tu punto cual es?</text:p>
      <text:p text:style-name="P62">Baja posibilidad de - “ME DEBES UNA ESPADA”</text:p>
      <text:p text:style-name="P62"/>
      <text:p text:style-name="P62">Murakumo:</text:p>
      <text:p text:style-name="P62">- Que diablos?! Donde has conseguido eso?! No… mejor no me lo digas. Temo el saberlo siquiera. Solo… solo no saques mas esto aquí, de acuerdo?</text:p>
      <text:p text:style-name="P62"/>
      <text:p text:style-name="P62">Baja posibilidad de – ARMAS DE JEEEEEEEEEEFEEEEEEEEEEEEE!</text:p>
      <text:p text:style-name="P50"/>
      <text:p text:style-name="P24">Templo</text:p>
      <text:p text:style-name="P40">et dona pistes i la magatama al final</text:p>
      <text:p text:style-name="P40"/>
      <text:p text:style-name="P48">se consigue el agua sagrada</text:p>
      <text:p text:style-name="P48"/>
      <text:p text:style-name="P48"/>
      <text:p text:style-name="P48"/>
      <text:p text:style-name="P65">intro llarga</text:p>
      <text:p text:style-name="P65"/>
      <text:p text:style-name="P65">Subiendo a la parte mas alta del pueblo, subes hasta el templo. Desde la entrada puedes ver todo el pueblo, el lago y el bosque os rodea, <text:span text:style-name="T31">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65"/>
      <text:p text:style-name="P65">intro curta</text:p>
      <text:p text:style-name="P65"/>
      <text:p text:style-name="P65">Estas en el templo, descansando momentaneamente. El ambiente te relaja. El sacerdote esta ayudando a los heridos y dando consejo a todos.</text:p>
      <text:p text:style-name="P65"/>
      <text:p text:style-name="P65">parlar</text:p>
      <text:p text:style-name="P65"/>
      <text:p text:style-name="P65"/>
      <text:p text:style-name="P65">&gt; <text:span text:style-name="T31">porque no han atacado los demonios este lugar?</text:span></text:p>
      <text:p text:style-name="P65">- <text:span text:style-name="T31">Este es un lugar sagrado bajo la proteccion de amaterasu. Los demonios no pueden entrar en este lugar. Mientras amaterasu nos siga protegiendo estaremos seguros.</text:span></text:p>
      <text:p text:style-name="P65"/>
      <text:p text:style-name="P65"/>
      <text:p text:style-name="P65">&gt; <text:span text:style-name="T31">Es la magatama de la estatua de verdad?</text:span></text:p>
      <text:p text:style-name="P65">- <text:span text:style-name="T31">Las leyendas dicen que amaterasu entrego su magatama </text:span><text:span text:style-name="T32">a nuestros antepasados como un simbolo de su proteccion. Y hasta el momento, ha protegido el templo de los demonios.</text:span></text:p>
      <text:p text:style-name="P65"/>
      <text:p text:style-name="P65"/>
      <text:p text:style-name="P65">&gt; <text:span text:style-name="T35">Tengo que rescatar a mi hermana. Hay algo que puedas darme para ayudarme?</text:span></text:p>
      <text:p text:style-name="P65">- <text:s/><text:span text:style-name="T35">Puedes tomar la poca agua sagrada que nos queda. Es eficaz contra los demonios, como las que raptaron a tu hermana. Ve con cuidado, joven, incluso con esta agua sagrada no deberias confiarte, los demonios son muy peligrosos.</text:span></text:p>
      <text:p text:style-name="P65"/>
      <text:p text:style-name="P65">&gt; <text:span text:style-name="T31">Podrias darme consejo?</text:span></text:p>
      <text:p text:style-name="P66">(treure un random)</text:p>
      <text:p text:style-name="P65">- <text:span text:style-name="T32">El mejor ataque es una buena defensa, pero solo defendiendote no puedes ganar nada.</text:span></text:p>
      <text:p text:style-name="P65">- <text:span text:style-name="T32">El herrero esta forjando armas para todos, si necesitas alguna forma de defenderte, puedes pedirle alguna arma.</text:span></text:p>
      <text:p text:style-name="P65">- <text:span text:style-name="T32">Las serpientes blancas estan acorazadas, ninguna arma mortal puede herirlas, pero se dice que susanoo las mato con su espada.</text:span></text:p>
      <text:p text:style-name="P65">- <text:span text:style-name="T32">Amaterasu tenia 2 hermanos, cada uno con sus reliquias. Se dice que si estas se juntan, ocurrira un milagro.</text:span></text:p>
      <text:p text:style-name="P65">- <text:span text:style-name="T32">Dicen que la estatua de la cueva es una guardiana a secretos divinos. Pero ningun mortal a podido entenderla.</text:span></text:p>
      <text:p text:style-name="P65"><text:soft-page-break/>- <text:span text:style-name="T32">Se dice que susanoo concede su poder a los que consiguen superar sus desafios.</text:span></text:p>
      <text:p text:style-name="P65">- <text:span text:style-name="T35">El agua sagrada es letal contra los demonios.</text:span></text:p>
      <text:p text:style-name="P65"/>
      <text:p text:style-name="P65"/>
      <text:p text:style-name="P65"/>
      <text:p text:style-name="P65">items</text:p>
      <text:p text:style-name="P65"/>
      <text:p text:style-name="P65"/>
      <text:p text:style-name="P65"><text:tab/>magatama:</text:p>
      <text:p text:style-name="P65">- Usa la magatama sagrada con sabiduria, en ella depende el destino.</text:p>
      <text:p text:style-name="P65"/>
      <text:p text:style-name="P65"><text:tab/>murakumo</text:p>
      <text:p text:style-name="P65">- La espada sagrada de Susanoo… <text:s/>blandela con cuidado, <text:s/>es un arma con un poder inalcanzable a los mortales<text:tab/></text:p>
      <text:p text:style-name="P65"/>
      <text:p text:style-name="P65"><text:tab/>espejo</text:p>
      <text:p text:style-name="P65">- Ese espejo… contiene un gran poder. Tenlo cerca tuya, te mantendra a salvo.</text:p>
      <text:p text:style-name="P65"/>
      <text:p text:style-name="P65"><text:tab/>agua sagrada</text:p>
      <text:p text:style-name="P65">- Esas son las ultimas gotas de agua sagrada que nos quedan, usala solo contra los demonios.</text:p>
      <text:p text:style-name="P65"/>
      <text:p text:style-name="P65"/>
      <text:p text:style-name="P65"/>
      <text:p text:style-name="P67">Si s’entra amb la espasa i el mirall:</text:p>
      <text:p text:style-name="P67"/>
      <text:p text:style-name="P67">Notas como el espejo y la murakumo brillan, y al sacarlas, un haz de luz surge de cada uno de los objetos, juntandose en la magatama que amaterasu lleva en su cuello, la cual tambien empieza a brillar. Al ocurrir eso, todo el mundo <text:span text:style-name="T34">se queda en silencio, observandote. - Oh, asi que ha llegado el momento. - Dice el sacerdote. -Acercate, joven, toma la magatama sagrada. Desconozco que <text:s/>te deparara el destino, pero la magatama sera parte esencial de eso.</text:span></text:p>
      <text:p text:style-name="P50"/>
      <text:p text:style-name="P24">Casa</text:p>
      <text:p text:style-name="P40">pensar algo per fer aqui</text:p>
      <text:p text:style-name="P50"/>
      <text:p text:style-name="P24">Entrada torre lunar</text:p>
      <text:p text:style-name="P22"/>
      <text:p text:style-name="P50"/>
      <text:p text:style-name="P24">Mitad torre lunar</text:p>
      <text:p text:style-name="P22"/>
      <text:p text:style-name="P48">Sombra que derrotas lanzando agua sagrada</text:p>
      <text:p text:style-name="P50"/>
      <text:p text:style-name="P24">Cima torre lunar</text:p>
      <text:p text:style-name="P24"/>
      <text:p text:style-name="P33">final, utilizar els 3 items magics per guanyar. Decisio final de si matar a tsukiyomi o no.</text:p>
      <text:p text:style-name="P55"/>
      <text:p text:style-name="P26">Lago</text:p>
      <text:p text:style-name="P27">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27"/>
      <text:p text:style-name="P27">- <text:span text:style-name="T13">Vaya vaya – Dice la del medio. - Una ratita ha salido de su escondite. - En todo burlesco</text:span></text:p>
      <text:p text:style-name="P27">- <text:span text:style-name="T13">Es muy mono, nos lo podemos quedar? - Pregunta la de la derecha, que ves que es significativamente mas pequeña que las otras dos, </text:span><text:span text:style-name="T14">en un tono perturbadoramente infantil e inocente.</text:span></text:p>
      <text:p text:style-name="P27">- <text:span text:style-name="T14">Tsch! Dejad de hacer tonterias y matemoslo de una vez! - Responde la de la izquierda en tono enfadado.</text:span></text:p>
      <text:p text:style-name="P27"/>
      <text:p text:style-name="P27">- <text:span text:style-name="T36">Somos las hermas serpientes! Azume, Uzume e Izume! Tiembla ante nosotros mortal! - Te dicen las tres de forma simultanea.</text:span></text:p>
      <text:p text:style-name="P27"/>
      <text:p text:style-name="P27">&gt; <text:span text:style-name="T14">Quienes sois?</text:span></text:p>
      <text:p text:style-name="P27">- <text:span text:style-name="T14">Huh?! No estas aterrado?! Acaso al golpearte en la cabeza perdiste la capacidad de tener miedo? - Dice la del medio. - Hm, escucha nuestros nombres </text:span><text:span text:style-name="T36">de nuevo</text:span><text:span text:style-name="T14">, mortal! Pues somos Azume, Uzume e Izume, las hijas de Orochi! Tiembla ante nuestra presencia!</text:span></text:p>
      <text:p text:style-name="P27">- <text:span text:style-name="T14">Yo soy Izume! - Dice la de la derecha</text:span></text:p>
      <text:p text:style-name="P27">- <text:span text:style-name="T14">Hmpf! Y yo Uzume – Responde de mala manera la de la izquierda.</text:span></text:p>
      <text:p text:style-name="P27"/>
      <text:p text:style-name="P31">Segunda vez:</text:p>
      <text:p text:style-name="P31">- Creo que el humano se ha roto – Dice izume – No izume, solo es idiota, ya le hemos responido hace nada y no se acuerda. - Le dice azume.</text:p>
      <text:p text:style-name="P27"/>
      <text:p text:style-name="P27"/>
      <text:p text:style-name="P27"/>
      <text:p text:style-name="P27"/>
      <text:p text:style-name="P27">&gt; <text:span text:style-name="T15">Me dejais pasar a la torre?</text:span></text:p>
      <text:p text:style-name="P29">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29"/>
      <text:p text:style-name="P32">Segunda vez:</text:p>
      <text:p text:style-name="P32">-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7">empiezan a reir salvajemente.</text:span></text:p>
      <text:p text:style-name="P29"><text:s/></text:p>
      <text:p text:style-name="P29"/>
      <text:p text:style-name="P29"/>
      <text:p text:style-name="P29"/>
      <text:p text:style-name="P30">Texto tras volver.</text:p>
      <text:p text:style-name="P30"/>
      <text:p text:style-name="P30">-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1">Silencio! Las dos! Ahora… que hacemos con este? - Les incrimina azume.</text:span></text:p>
      <text:p text:style-name="P30"/>
      <text:p text:style-name="P30"/>
      <text:p text:style-name="P37">(si se entra con la espada legendaria en el inventario)</text:p>
      <text:p text:style-name="P30">- <text:span text:style-name="T21">Ah! E-e-esa espada! - Dice uzume, claramente asustada. - C-como la ha conseguido?! - Dice izume tambien asustada. - Eso ahora no importa! Tenemos que acabar con el rapido! - </text:span><text:span text:style-name="T22">P-pero si la desfenunda…! - Dize izuma – Grrrrr! Haced algo, rapido! - Dice uzume. Notas como la espada en tu cinto tiembla ligeramente.</text:span></text:p>
      <text:p text:style-name="P30"/>
      <text:p text:style-name="P34">(si se usa la espada)</text:p>
      <text:p text:style-name="P34">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34"/>
      <text:p text:style-name="P34">-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3">preguntarle nada y resolver tus preguntas, deja de hablar, y no responde nada que dices.</text:span></text:p>
      <text:p text:style-name="P34"/>
      <text:p text:style-name="P34"/>
      <text:p text:style-name="P35">(si se suelta la espada en el suelo)</text:p>
      <text:p text:style-name="P41">-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0"/>
      <text:p text:style-name="P30"/>
      <text:p text:style-name="P36">(desciptcion post matanza)</text:p>
      <text:p text:style-name="P36">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28"/>
      <text:p text:style-name="P56">Cueva - <text:span text:style-name="T23">esfinge</text:span></text:p>
      <text:p text:style-name="P43"/>
      <text:p text:style-name="P42"/>
      <text:p text:style-name="P44">Primera visita</text:p>
      <text:p text:style-name="P44"/>
      <text:p text:style-name="P44">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5">que representa exactamente, pero parece algun animal con cabeza de mujer. Esta con los ojos cerrados.</text:span></text:p>
      <text:p text:style-name="P44"/>
      <text:p text:style-name="P45">Segun te acercas, ves como empieza a surgir una voz de la estatua: - <text:span text:style-name="T24">Rojo de la tierra, de hermoso color teñida, tras mis mil agujas me hallaras escondida. </text:span>Que soy? - Dice en tono monótono. </text:p>
      <text:p text:style-name="P45"/>
      <text:p text:style-name="P45"/>
      <text:p text:style-name="P46">(Decir la respuesta es escribiendo el texto, es “rosa”<text:span text:style-name="T26">)</text:span></text:p>
      <text:p text:style-name="P46"/>
      <text:p text:style-name="P47">- Eres una rosa – Le dices. - Tu respuesta… es correcta. - Dice la estatua. Notas</text:p>
      <text:p text:style-name="P54">Cueva – Mural</text:p>
      <text:p text:style-name="P35"/>
      <text:p text:style-name="P35"/>
      <text:p text:style-name="P35"/>
      <text:p text:style-name="P35"/>
      <text:p text:style-name="P35"/>
      <text:p text:style-name="P38">Puedes recoger la antorcha aquí.</text:p>
      <text:p text:style-name="P54">Cueva – antorcha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6T22:40:56.509000000</dc:date>
    <meta:editing-duration>PT11H52M52S</meta:editing-duration>
    <meta:editing-cycles>28</meta:editing-cycles>
    <meta:generator>LibreOffice/7.1.4.2$Windows_X86_64 LibreOffice_project/a529a4fab45b75fefc5b6226684193eb000654f6</meta:generator>
    <meta:document-statistic meta:table-count="0" meta:image-count="0" meta:object-count="0" meta:page-count="18" meta:paragraph-count="186" meta:word-count="3952" meta:character-count="22212" meta:non-whitespace-character-count="18376"/>
  </office:meta>
</office:document-meta>
</file>